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7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P9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0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1c063c" officeooo:paragraph-rsid="001c063c" style:font-size-asian="8pt" style:font-weight-asian="bold" style:font-name-complex="Courier New" style:font-size-complex="8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21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22" style:family="paragraph" style:parent-style-name="Standard">
      <style:paragraph-properties fo:margin-top="0.085cm" fo:margin-bottom="0.085cm" loext:contextual-spacing="false"/>
      <style:text-properties officeooo:paragraph-rsid="0017848c"/>
    </style:style>
    <style:style style:name="P23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24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name-complex="Courier New" style:font-size-complex="10pt"/>
    </style:style>
    <style:style style:name="T3" style:family="text">
      <style:text-properties fo:font-size="10pt" style:font-size-asian="10pt" style:font-name-complex="Courier New" style:font-size-complex="10pt"/>
    </style:style>
    <style:style style:name="T4" style:family="text">
      <style:text-properties fo:font-size="10pt" officeooo:rsid="000c9b3d" style:font-size-asian="10pt" style:font-name-complex="Courier New" style:font-size-complex="10pt"/>
    </style:style>
    <style:style style:name="T5" style:family="text">
      <style:text-properties fo:font-size="10pt" officeooo:rsid="00101c37" style:font-size-asian="10pt" style:font-name-complex="Courier New" style:font-size-complex="10pt"/>
    </style:style>
    <style:style style:name="T6" style:family="text">
      <style:text-properties fo:font-size="10pt" officeooo:rsid="0010af8e" style:font-size-asian="10pt" style:font-name-complex="Courier New" style:font-size-complex="10pt"/>
    </style:style>
    <style:style style:name="T7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1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2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3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18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19" style:family="text">
      <style:text-properties officeooo:rsid="000e2663"/>
    </style:style>
    <style:style style:name="T20" style:family="text">
      <style:text-properties officeooo:rsid="0011a79c"/>
    </style:style>
    <style:style style:name="T21" style:family="text">
      <style:text-properties officeooo:rsid="001529d6"/>
    </style:style>
    <style:style style:name="T22" style:family="text">
      <style:text-properties officeooo:rsid="001a8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INSTRUCTIONS NOTES: AUTOMATION </text:p>
      <text:p text:style-name="P10"><text:span text:style-name="T10">WITH BASIC IN </text:span><text:span text:style-name="T11">LIBREOFFICE</text:span></text:p>
      <text:p text:style-name="P2"/>
      <text:p text:style-name="P2"/>
      <text:p text:style-name="P2"/>
      <text:p text:style-name="P2"/>
      <text:p text:style-name="P2"/>
      <text:p text:style-name="P7"><text:span text:style-name="T2">@COMPANY:</text:span><text:span text:style-name="T3"> USBONG SOCIAL SYSTEMS, INC. (WWW.USBONG.PH)</text:span></text:p>
      <text:p text:style-name="P7"><text:span text:style-name="T2">@AUTHOR:</text:span><text:span text:style-name="T3"> SYSON, MICHAEL</text:span></text:p>
      <text:p text:style-name="P7"><text:span text:style-name="T2">@DATE CREATED:</text:span><text:span text:style-name="T3"> 2020-0</text:span><text:span text:style-name="T6">7-15</text:span></text:p>
      <text:p text:style-name="P7"><text:span text:style-name="T2">@LAST UPDATED:</text:span><text:span text:style-name="T3"> 2020-0</text:span><text:span text:style-name="T6">7-15</text:span></text:p>
      <text:p text:style-name="P7"><text:span text:style-name="T2">@OPEN SOURCE:</text:span><text:span text:style-name="T3"> APACHE LICENSE VERSION 2.0</text:span></text:p>
      <text:p text:style-name="P8"><text:span text:style-name="T7">@REFERENCE:</text:span><text:span text:style-name="T8"> MICROSOFT. (2019). “GETTING STARTED WITH VBA IN OFFICE”. </text:span><text:a xlink:type="simple" xlink:href="https://docs.microsoft.com/en-us/office/vba/library-reference/concepts/getting-started-with-vba-in-office" text:style-name="Internet_20_link" text:visited-style-name="Visited_20_Internet_20_Link"><text:span text:style-name="T8">https://docs.microsoft.com/en-us/office/vba/library-reference/concepts/getting-started-with-vba-in-office</text:span></text:a><text:span text:style-name="T8">; LAST ACCESSED: 20200</text:span><text:span text:style-name="T9">71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1"><text:soft-page-break/><text:span text:style-name="T12">I</text:span><text:bookmark-start text:name="__DdeLink__274_2871064860"/><text:span text:style-name="T12">NSTRUCTIONS NOTES: AUTOMATION WITH BASIC IN </text:span><text:span text:style-name="T13">LIBREOFFICE</text:span></text:p>
      <text:p text:style-name="P5"/>
      <text:p text:style-name="P5">1) FILE: SAVE AS</text:p>
      <text:p text:style-name="P17"><text:bookmark-start text:name="__DdeLink__521_2248686119"/>Sub Main</text:p>
      <text:p text:style-name="P17"><text:s text:c="2"/>GlobalScope.BasicLibraries.loadLibrary("Tools")</text:p>
      <text:p text:style-name="P17"/>
      <text:p text:style-name="P17"><text:s text:c="2"/>Dim Prop(1) as New com.sun.star.beans.PropertyValue</text:p>
      <text:p text:style-name="P17"><text:s text:c="2"/>Dim saveAsODSArgs(1) as new com.sun.star.beans.PropertyValue</text:p>
      <text:p text:style-name="P17"/>
      <text:p text:style-name="P17"><text:s text:c="2"/>dispatcher = createUnoService("com.sun.star.frame.DispatchHelper")</text:p>
      <text:p text:style-name="P17"/>
      <text:p text:style-name="P17"><text:s text:c="2"/>sPath = DirectoryNameoutofPath(ThisComponent.getURL(),"/")</text:p>
      <text:p text:style-name="P17">‘ <text:s/>sFileName = FileNameoutofPath(ThisComponent.getURL(),"/")</text:p>
      <text:p text:style-name="P21"><text:span text:style-name="T17">' <text:s/>sFileName = "</text:span><text:span text:style-name="T18">New Name</text:span><text:span text:style-name="T17">.ods"</text:span></text:p>
      <text:p text:style-name="P17"/>
      <text:p text:style-name="P17"><text:s text:c="2"/>saveAsODSArgs(0).Name = "URL"</text:p>
      <text:p text:style-name="P17"><text:s text:c="2"/>saveAsODSArgs(0).Value = sPath &amp; "/" &amp; sFileName</text:p>
      <text:p text:style-name="P17"><text:s text:c="2"/>saveAsODSArgs(1).Name = "FilterName"</text:p>
      <text:p text:style-name="P17"><text:s text:c="2"/>saveAsODSArgs(1).Value = "writer8"</text:p>
      <text:p text:style-name="P17"><text:tab/><text:tab/></text:p>
      <text:p text:style-name="P17"><text:s text:c="2"/>dispatcher.executeDispatch(ThisComponent.CurrentController.Frame, ".uno:SaveAs", "", 0, saveAsODSArgs())</text:p>
      <text:p text:style-name="P17">End Sub</text:p>
      <text:p text:style-name="P5"><text:bookmark-end text:name="__DdeLink__521_2248686119"/></text:p>
      <text:p text:style-name="P23"><text:bookmark-start text:name="__DdeLink__523_2248686119"/><text:bookmark-start text:name="__DdeLink__525_2248686119"/><text:span text:style-name="T14">NOTE: </text:span><text:span text:style-name="T15">VISUAL BASIC FOR APPLICATION</text:span><text:span text:style-name="T16">S</text:span><text:span text:style-name="T15"> (</text:span><text:span text:style-name="T14">VBA</text:span><text:span text:style-name="T15">)</text:span><text:span text:style-name="T14"> IN MS EXCEL</text:span></text:p>
      <text:p text:style-name="P19"><text:bookmark-end text:name="__DdeLink__525_2248686119"/>Application.ActiveWorkbook.SaveAs ("New Name.xlsm")</text:p>
      <text:p text:style-name="P14"><text:bookmark-end text:name="__DdeLink__523_2248686119"/></text:p>
      <text:p text:style-name="P5">2) FILE: SAVE</text:p>
      <text:p text:style-name="P18">Sub Main</text:p>
      <text:p text:style-name="P18"><text:s text:c="2"/>GlobalScope.BasicLibraries.loadLibrary("Tools")</text:p>
      <text:p text:style-name="P18"/>
      <text:p text:style-name="P18"><text:s text:c="2"/>Dim Prop(1) as New com.sun.star.beans.PropertyValue</text:p>
      <text:p text:style-name="P18"><text:s text:c="2"/>Dim saveAsODSArgs(1) as new com.sun.star.beans.PropertyValue</text:p>
      <text:p text:style-name="P18"/>
      <text:p text:style-name="P18"><text:s text:c="2"/>dispatcher = createUnoService("com.sun.star.frame.DispatchHelper")</text:p>
      <text:p text:style-name="P18"/>
      <text:p text:style-name="P18"><text:s text:c="2"/>sPath = DirectoryNameoutofPath(ThisComponent.getURL(),"/")</text:p>
      <text:p text:style-name="P18"><text:s text:c="2"/>sFileName = FileNameoutofPath(ThisComponent.getURL(),"/")</text:p>
      <text:p text:style-name="P22"><text:span text:style-name="T17"/></text:p>
      <text:p text:style-name="P22"><text:span text:style-name="T17"><text:s text:c="2"/>saveAsODSArgs(0).Name = "URL"</text:span></text:p>
      <text:p text:style-name="P18"><text:s text:c="2"/>saveAsODSArgs(0).Value = sPath &amp; "/" &amp; sFileName</text:p>
      <text:p text:style-name="P18"><text:s text:c="2"/>saveAsODSArgs(1).Name = "FilterName"</text:p>
      <text:p text:style-name="P18"><text:s text:c="2"/>saveAsODSArgs(1).Value = "writer8"</text:p>
      <text:p text:style-name="P18"><text:tab/><text:tab/></text:p>
      <text:p text:style-name="P18"><text:s text:c="2"/>dispatcher.executeDispatch(ThisComponent.CurrentController.Frame, ".uno:SaveAs", "", 0, saveAsODSArgs())</text:p>
      <text:p text:style-name="P18">End Sub</text:p>
      <text:p text:style-name="P13"/>
      <text:p text:style-name="P24"><text:span text:style-name="T14">NOTE: </text:span><text:span text:style-name="T15">VISUAL BASIC FOR APPLICATION</text:span><text:span text:style-name="T16">S</text:span><text:span text:style-name="T15"> (</text:span><text:span text:style-name="T14">VBA</text:span><text:span text:style-name="T15">)</text:span><text:span text:style-name="T14"> IN MS EXCEL</text:span></text:p>
      <text:p text:style-name="P20">Application.ActiveWorkbook.Save</text:p>
      <text:p text:style-name="P15"/>
      <text:p text:style-name="P16">TO-DO: -update: these</text:p>
      <text:p text:style-name="P5">3) CELL: SELECT</text:p>
      <text:p text:style-name="P3">Application.ActiveSheet.Range("A1").Select</text:p>
      <text:p text:style-name="P3">Application.Selection.Value = "Kumusta!"</text:p>
      <text:p text:style-name="P5"/>
      <text:p text:style-name="P5">4) <text:s/>CELL: SET VALUE and FORMAT</text:p>
      <text:p text:style-name="P3">Sub Macro1()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5"/>
      <text:p text:style-name="P5">5) <text:s/>CONTAINERS: VARIABLES</text:p>
      <text:p text:style-name="P3">Dim sVariable As String</text:p>
      <text:p text:style-name="P3"><text:soft-page-break/>sVariable = "Kumusta!"</text:p>
      <text:p text:style-name="P3">Worksheets(1).Range("A1").Value = sVariable<text:tab/><text:tab/></text:p>
      <text:p text:style-name="P5"/>
      <text:p text:style-name="P5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5"/>
      <text:p text:style-name="P5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<text:span text:style-name="T19">B</text:span>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15T12:45:20.545917360</dc:date>
    <meta:editing-duration>PT1H22M3S</meta:editing-duration>
    <meta:editing-cycles>15</meta:editing-cycles>
    <meta:generator>LibreOffice/6.4.3.2$Linux_X86_64 LibreOffice_project/40$Build-2</meta:generator>
    <meta:document-statistic meta:table-count="0" meta:image-count="0" meta:object-count="0" meta:page-count="3" meta:paragraph-count="93" meta:word-count="321" meta:character-count="3689" meta:non-whitespace-character-count="3206"/>
  </office:meta>
</office:document-meta>
</file>